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12.46mm" svg:height="225.24mm" svg:x="68.83mm" svg:y="1.06mm">
            <draw:object draw:notify-on-update-of-ranges="Sheet1.C1:Sheet1.C1 Sheet1.C2:Sheet1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Qtd</text:p>
          </table:table-cell>
          <table:table-cell office:value-type="string" calcext:value-type="string">
            <text:p><text:s text:c="2"/>Peso</text:p>
          </table:table-cell>
          <table:table-cell office:value-type="string" calcext:value-type="string">
            <text:p><text:s/>Val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2:45:22.200730197</meta:creation-date>
    <dc:date>2018-05-03T22:54:59.369347226</dc:date>
    <meta:editing-duration>PT9M37S</meta:editing-duration>
    <meta:editing-cycles>2</meta:editing-cycles>
    <meta:generator>LibreOffice/5.4.6.2$Linux_X86_64 LibreOffice_project/40m0$Build-2</meta:generator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width="0.2cm" svg:stroke-color="#ed1c24"/>
    </style:style>
    <style:style style:name="ch8" style:family="chart">
      <style:graphic-properties svg:stroke-width="0.2cm" svg:stroke-color="#ed1c24"/>
    </style:style>
    <style:style style:name="ch9" style:family="chart">
      <style:graphic-properties draw:stroke="solid" svg:stroke-width="0.1cm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247cm" svg:height="22.525cm" xlink:href=".." xlink:type="simple" chart:class="chart:line" chart:style-name="ch1">
        <chart:legend chart:legend-position="end" svg:x="37.839cm" svg:y="10.714cm" style:legend-expansion="high" chart:style-name="ch2"/>
        <chart:plot-area chart:style-name="ch3" table:cell-range-address="Sheet1.C1:Sheet1.C1001" chart:data-source-has-labels="row" svg:x="0.824cm" svg:y="0.45cm" svg:width="36.191cm" svg:height="21.625cm">
          <chartooo:coordinate-region svg:x="1.631cm" svg:y="0.45cm" svg:width="35.384cm" svg:height="20.5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01" chart:label-cell-address="Sheet1.C1:Sheet1.C1" chart:class="chart:line">
            <chart:mean-value chart:style-name="ch7"/>
            <chart:regression-curve chart:style-name="ch8"/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Valo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">
                <text:p>148</text:p>
                <draw:g>
                  <svg:desc>Sheet1.C2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39">
                <text:p>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